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794cm" table:align="right" style:writing-mode="lr-tb"/>
    </style:style>
    <style:style style:name="Table13.A" style:family="table-column">
      <style:table-column-properties style:column-width="17.794cm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794cm" table:align="right" style:writing-mode="lr-tb"/>
    </style:style>
    <style:style style:name="Table14.A" style:family="table-column">
      <style:table-column-properties style:column-width="17.794cm"/>
    </style:style>
    <style:style style:name="Table14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Table_20_Contents">
      <style:text-properties officeooo:rsid="001ec65e" officeooo:paragraph-rsid="001ec65e"/>
    </style:style>
    <style:style style:name="P7" style:family="paragraph" style:parent-style-name="Table_20_Contents">
      <style:text-properties officeooo:rsid="001f98ad" officeooo:paragraph-rsid="001f98ad"/>
    </style:style>
    <style:style style:name="P8" style:family="paragraph" style:parent-style-name="Table_20_Contents">
      <style:text-properties officeooo:rsid="0020298a" officeooo:paragraph-rsid="0020298a"/>
    </style:style>
    <style:style style:name="P9" style:family="paragraph" style:parent-style-name="Table_20_Contents">
      <style:text-properties officeooo:rsid="00236cc0" officeooo:paragraph-rsid="00236cc0"/>
    </style:style>
    <style:style style:name="P10" style:family="paragraph" style:parent-style-name="Table_20_Contents">
      <style:text-properties officeooo:paragraph-rsid="00236cc0"/>
    </style:style>
    <style:style style:name="P11" style:family="paragraph" style:parent-style-name="Table_20_Contents">
      <style:text-properties officeooo:rsid="0023dc77" officeooo:paragraph-rsid="0023dc77"/>
    </style:style>
    <style:style style:name="P12" style:family="paragraph" style:parent-style-name="Table_20_Contents">
      <style:text-properties officeooo:rsid="002543e2" officeooo:paragraph-rsid="002543e2"/>
    </style:style>
    <style:style style:name="P13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4" style:family="paragraph" style:parent-style-name="Table_20_Contents">
      <style:text-properties officeooo:rsid="00236cc0" officeooo:paragraph-rsid="00236cc0"/>
    </style:style>
    <style:style style:name="P15" style:family="paragraph" style:parent-style-name="Table_20_Contents">
      <style:text-properties officeooo:rsid="002543e2" officeooo:paragraph-rsid="002543e2"/>
    </style:style>
    <style:style style:name="P16" style:family="paragraph" style:parent-style-name="Table_20_Contents">
      <style:text-properties officeooo:rsid="002a2d2b" officeooo:paragraph-rsid="002a2d2b"/>
    </style:style>
    <style:style style:name="P17" style:family="paragraph" style:parent-style-name="Table_20_Contents">
      <style:text-properties officeooo:rsid="002adf9a" officeooo:paragraph-rsid="002adf9a"/>
    </style:style>
    <style:style style:name="P18" style:family="paragraph" style:parent-style-name="Table_20_Contents">
      <style:text-properties officeooo:rsid="002adf9a" officeooo:paragraph-rsid="002ae05d"/>
    </style:style>
    <style:style style:name="P19" style:family="paragraph" style:parent-style-name="Table_20_Contents">
      <style:text-properties officeooo:paragraph-rsid="002adf9a"/>
    </style:style>
    <style:style style:name="P20" style:family="paragraph" style:parent-style-name="Table_20_Contents">
      <style:text-properties officeooo:rsid="002ae05d" officeooo:paragraph-rsid="002ae05d"/>
    </style:style>
    <style:style style:name="P21" style:family="paragraph" style:parent-style-name="Table_20_Contents">
      <style:text-properties officeooo:rsid="002c02ba" officeooo:paragraph-rsid="002c02ba"/>
    </style:style>
    <style:style style:name="P22" style:family="paragraph" style:parent-style-name="Table_20_Contents">
      <style:text-properties officeooo:rsid="002c02ba" officeooo:paragraph-rsid="002cb88e"/>
    </style:style>
    <style:style style:name="P23" style:family="paragraph" style:parent-style-name="Table_20_Contents">
      <style:text-properties officeooo:rsid="002c02ba" officeooo:paragraph-rsid="002dcf9d"/>
    </style:style>
    <style:style style:name="P24" style:family="paragraph" style:parent-style-name="Table_20_Contents">
      <style:text-properties officeooo:rsid="002c02ba" officeooo:paragraph-rsid="002e7c0f"/>
    </style:style>
    <style:style style:name="P25" style:family="paragraph" style:parent-style-name="Table_20_Contents">
      <style:text-properties officeooo:rsid="002cb88e" officeooo:paragraph-rsid="002cb88e"/>
    </style:style>
    <style:style style:name="P26" style:family="paragraph" style:parent-style-name="Table_20_Contents">
      <style:text-properties officeooo:rsid="002dcf9d" officeooo:paragraph-rsid="002dcf9d"/>
    </style:style>
    <style:style style:name="P27" style:family="paragraph" style:parent-style-name="Table_20_Contents">
      <style:text-properties officeooo:rsid="002fb64d" officeooo:paragraph-rsid="002fb64d"/>
    </style:style>
    <style:style style:name="P28" style:family="paragraph" style:parent-style-name="Table_20_Contents">
      <style:text-properties officeooo:rsid="0030aa1f" officeooo:paragraph-rsid="0030aa1f"/>
    </style:style>
    <style:style style:name="P29" style:family="paragraph" style:parent-style-name="Table_20_Contents">
      <style:text-properties officeooo:rsid="003239c4" officeooo:paragraph-rsid="003239c4"/>
    </style:style>
    <style:style style:name="P30" style:family="paragraph" style:parent-style-name="Table_20_Contents">
      <style:text-properties officeooo:rsid="0020298a" officeooo:paragraph-rsid="0020298a"/>
    </style:style>
    <style:style style:name="P31" style:family="paragraph" style:parent-style-name="Table_20_Contents">
      <style:text-properties officeooo:rsid="0033f8f1" officeooo:paragraph-rsid="0033f8f1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c65e"/>
    </style:style>
    <style:style style:name="T4" style:family="text">
      <style:text-properties officeooo:rsid="002543e2"/>
    </style:style>
    <style:style style:name="T5" style:family="text">
      <style:text-properties officeooo:rsid="002adf9a"/>
    </style:style>
    <style:style style:name="T6" style:family="text">
      <style:text-properties officeooo:rsid="002ae05d"/>
    </style:style>
    <style:style style:name="T7" style:family="text">
      <style:text-properties officeooo:rsid="002cb88e"/>
    </style:style>
    <style:style style:name="T8" style:family="text">
      <style:text-properties officeooo:rsid="002dcf9d"/>
    </style:style>
    <style:style style:name="T9" style:family="text">
      <style:text-properties officeooo:rsid="0033f8f1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3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Jose Luis Pedraza Romá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<text:span text:style-name="T3">40</text:span>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joseperoman@ei142092:~$ w</text:p>
            <text:p text:style-name="P6"><text:s/>11:58:02 up 22 min, <text:s/>1 user, <text:s/>load average: 0,28, 0,18, 0,18</text:p>
            <text:p text:style-name="P6">USUARIO <text:s/>TTY <text:s text:c="5"/>DE <text:s text:c="14"/>LOGIN@ <text:s text:c="2"/>IDLE <text:s text:c="2"/>JCPU <text:s text:c="2"/>PCPU WHAT</text:p>
            <text:p text:style-name="P6">josepero tty7 <text:s text:c="4"/>:0 <text:s text:c="14"/>11:35 <text:s text:c="2"/>22:36 <text:s/>26.32s <text:s/>0.29s /usr/bin/lxsession -s LXDE -e LXDE</text:p>
            <text:p text:style-name="P6">joseperoman@ei142092:~$ uptime</text:p>
            <text:p text:style-name="P6"><text:s/>11:58:19 up 23 min, <text:s/>1 user, <text:s/>load average: 0,22, 0,17, 0,17</text:p>
            <text:p text:style-name="P6"/>
            <text:p text:style-name="P6">a) El sistema lleva en marcha 23 minutos</text:p>
            <text:p text:style-name="P6">b) Hay un usuario trabajando, en este caso, josepero.. (con la orden w para que se muestren los usuarios trabajando)<text:line-break/>c) La carga media del sistema en los ultimos 15 minutos es 0.17 (con uptime)</text:p>
          </table:table-cell>
        </table:table-row>
        <table:table-row>
          <table:table-cell table:style-name="Table9.A2" office:value-type="string">
            <text:p text:style-name="P6"/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">a)</text:p>
            <text:p text:style-name="P8">#!/bin/bash</text:p>
            <text:p text:style-name="P8"/>
            <text:p text:style-name="P8">x=0</text:p>
            <text:p text:style-name="P8">y=10</text:p>
            <text:p text:style-name="P8">for i in `seq 1 $1`</text:p>
            <text:p text:style-name="P8">do</text:p>
            <text:p text:style-name="P8"><text:tab/>ex=$(($x/$y))</text:p>
            <text:p text:style-name="P8"><text:tab/>x=`expr $x + 1`</text:p>
            <text:p text:style-name="P8">done</text:p>
            <text:p text:style-name="P8">echo "El valor de la variable es: " $x</text:p>
            <text:p text:style-name="P8">echo "El valor de la expresion aritmetica es: " $ex</text:p>
            <text:p text:style-name="P8"/>
            <text:p text:style-name="P8"/>
            <text:p text:style-name="P8"/>
            <text:p text:style-name="P8"/>
            <text:p text:style-name="P8"><text:soft-page-break/>b)</text:p>
            <text:p text:style-name="P29">josele@josele:~/Escritorio/Archivos para ejecutar UML$ ./script3.2 1000 &amp;</text:p>
            <text:p text:style-name="P29">[2] 19508</text:p>
            <text:p text:style-name="P29">josele@josele:~/Escritorio/Archivos para ejecutar UML$ ./script3.2 2000 &amp;</text:p>
            <text:p text:style-name="P29">[1] 8163</text:p>
            <text:p text:style-name="P29">Al ejecutar top no se por que no me aparecen los procesos correspondientes a la ejecucion en segundo plano anterior: <text:line-break/>top - 11:57:13 up <text:s/>1:39, <text:s/>1 user, <text:s/>load average: 0,02, 0,06, 0,10</text:p>
            <text:p text:style-name="P29">Tareas: 220 total, <text:s text:c="2"/>1 ejecutar, <text:s/>219 hibernar, <text:s text:c="3"/>0 detener, <text:s text:c="3"/>0 zombie</text:p>
            <text:p text:style-name="P29">%Cpu(s): <text:s/>1,2 usuario, <text:s/>0,3 sist, <text:s/>0,0 adecuado, 98,4 inact, <text:s/>0,0 en espera, <text:s/>0,</text:p>
            <text:p text:style-name="P29">KiB Mem : <text:s/>8112140 total, <text:s/>3368460 free, <text:s/>1350592 used, <text:s/>3393088 buff/cache</text:p>
            <text:p text:style-name="P29">KiB Swap: <text:s/>3998716 total, <text:s/>3998716 free, <text:s text:c="7"/>0 used. <text:s/>6392832 avail Mem </text:p>
            <text:p text:style-name="P29"/>
            <text:p text:style-name="P29"><text:s text:c="2"/>PID USUARIO <text:s text:c="2"/>PR <text:s/>NI <text:s text:c="3"/>VIRT <text:s text:c="3"/>RES <text:s text:c="3"/>SHR S <text:s/>%CPU %MEM <text:s text:c="4"/>HORA+ ORDEN <text:s text:c="6"/></text:p>
            <text:p text:style-name="P29">17208 josele <text:s text:c="3"/>20 <text:s text:c="2"/>0 1744888 573696 111968 S <text:s text:c="2"/>4,0 <text:s/>7,1 <text:s text:c="2"/>7:46.70 firefox <text:s text:c="4"/></text:p>
            <text:p text:style-name="P29"><text:s text:c="2"/>891 root <text:s text:c="5"/>20 <text:s text:c="2"/>0 <text:s/>311332 <text:s/>70924 <text:s/>43624 S <text:s text:c="2"/>0,7 <text:s/>0,9 <text:s text:c="2"/>0:52.90 Xorg <text:s text:c="7"/></text:p>
            <text:p text:style-name="P29">10171 root <text:s text:c="5"/>20 <text:s text:c="2"/>0 <text:s text:c="2"/>48948 <text:s text:c="2"/>3824 <text:s text:c="2"/>3216 R <text:s text:c="2"/>0,3 <text:s/>0,0 <text:s text:c="2"/>0:00.08 top <text:s text:c="8"/></text:p>
            <text:p text:style-name="P29">16505 josele <text:s text:c="3"/>20 <text:s text:c="2"/>0 1526640 205460 <text:s/>67024 S <text:s text:c="2"/>0,3 <text:s/>2,5 <text:s text:c="2"/>0:26.58 compiz <text:s text:c="5"/></text:p>
            <text:p text:style-name="P29">18472 josele <text:s text:c="3"/>20 <text:s text:c="2"/>0 <text:s/>665308 <text:s/>40156 <text:s/>28876 S <text:s text:c="2"/>0,3 <text:s/>0,5 <text:s text:c="2"/>0:01.89 gnome-term+ </text:p>
            <text:p text:style-name="P29">20530 josele <text:s text:c="3"/>20 <text:s text:c="2"/>0 <text:s text:c="2"/>49092 <text:s text:c="2"/>3824 <text:s text:c="2"/>3212 S <text:s text:c="2"/>0,3 <text:s/>0,0 <text:s text:c="2"/>0:01.23 top <text:s text:c="8"/></text:p>
            <text:p text:style-name="P29"><text:s text:c="4"/>1 root <text:s text:c="5"/>20 <text:s text:c="2"/>0 <text:s/>119596 <text:s text:c="2"/>5712 <text:s text:c="2"/>3940 S <text:s text:c="2"/>0,0 <text:s/>0,1 <text:s text:c="2"/>0:00.81 systemd <text:s text:c="4"/></text:p>
            <text:p text:style-name="P29"><text:s text:c="4"/>2 root <text:s text:c="5"/>20 <text:s text:c="2"/>0 <text:s text:c="6"/>0 <text:s text:c="5"/>0 <text:s text:c="5"/>0 S <text:s text:c="2"/>0,0 <text:s/>0,0 <text:s text:c="2"/>0:00.00 kthreadd <text:s text:c="3"/></text:p>
            <text:p text:style-name="P29"><text:s text:c="4"/>3 root <text:s text:c="5"/>20 <text:s text:c="2"/>0 <text:s text:c="6"/>0 <text:s text:c="5"/>0 <text:s text:c="5"/>0 S <text:s text:c="2"/>0,0 <text:s/>0,0 <text:s text:c="2"/>0:00.04 ksoftirqd/0 </text:p>
            <text:p text:style-name="P29"><text:s text:c="4"/>4 root <text:s text:c="5"/>20 <text:s text:c="2"/>0 <text:s text:c="6"/>0 <text:s text:c="5"/>0 <text:s text:c="5"/>0 S <text:s text:c="2"/>0,0 <text:s/>0,0 <text:s text:c="2"/>0:00.01 kworker/0:0 </text:p>
            <text:p text:style-name="P29"><text:s text:c="4"/>5 root <text:s text:c="6"/>0 -20 <text:s text:c="6"/>0 <text:s text:c="5"/>0 <text:s text:c="5"/>0 S <text:s text:c="2"/>0,0 <text:s/>0,0 <text:s text:c="2"/>0:00.00 kworker/0:+ </text:p>
            <text:p text:style-name="P29"><text:s text:c="4"/>7 root <text:s text:c="5"/>20 <text:s text:c="2"/>0 <text:s text:c="6"/>0 <text:s text:c="5"/>0 <text:s text:c="5"/>0 S <text:s text:c="2"/>0,0 <text:s/>0,0 <text:s text:c="2"/>0:01.27 rcu_sched <text:s text:c="2"/></text:p>
            <text:p text:style-name="P29"><text:s text:c="4"/>8 root <text:s text:c="5"/>20 <text:s text:c="2"/>0 <text:s text:c="6"/>0 <text:s text:c="5"/>0 <text:s text:c="5"/>0 S <text:s text:c="2"/>0,0 <text:s/>0,0 <text:s text:c="2"/>0:00.00 rcu_bh <text:s text:c="5"/></text:p>
            <text:p text:style-name="P29"><text:s text:c="4"/>9 root <text:s text:c="5"/>rt <text:s text:c="2"/>0 <text:s text:c="6"/>0 <text:s text:c="5"/>0 <text:s text:c="5"/>0 S <text:s text:c="2"/>0,0 <text:s/>0,0 <text:s text:c="2"/>0:00.02 migration/0 </text:p>
            <text:p text:style-name="P29"><text:s text:c="3"/>10 root <text:s text:c="5"/>rt <text:s text:c="2"/>0 <text:s text:c="6"/>0 <text:s text:c="5"/>0 <text:s text:c="5"/>0 S <text:s text:c="2"/>0,0 <text:s/>0,0 <text:s text:c="2"/>0:00.01 watchdog/0 <text:s/></text:p>
            <text:p text:style-name="P29"><text:s text:c="3"/>11 root <text:s text:c="5"/>rt <text:s text:c="2"/>0 <text:s text:c="6"/>0 <text:s text:c="5"/>0 <text:s text:c="5"/>0 S <text:s text:c="2"/>0,0 <text:s/>0,0 <text:s text:c="2"/>0:00.01 watchdog/1 <text:s/></text:p>
            <text:p text:style-name="P29"><text:s text:c="3"/>12 root <text:s text:c="5"/>rt <text:s text:c="2"/>0 <text:s text:c="6"/>0 <text:s text:c="5"/>0 <text:s text:c="5"/>0 S <text:s text:c="2"/>0,0 <text:s/>0,0 <text:s text:c="2"/>0:00.02 migration/1</text:p>
            <text:p text:style-name="P29"/>
            <text:p text:style-name="P29"><text:soft-page-break/>La orden para por ejemplo poner a 5 la prioridad de los procesos serian:</text:p>
            <text:p text:style-name="P29">renice -5 “PID”</text:p>
            <text:p text:style-name="P29">c)</text:p>
            <text:p text:style-name="P31">josele@josele:~/Escritorio/Archivos para ejecutar UML$ time ./script3.2 10000</text:p>
            <text:p text:style-name="P31">El valor de la variable es: <text:s/>10000</text:p>
            <text:p text:style-name="P31">El valor de la expresion aritmetica es: <text:s/>999</text:p>
            <text:p text:style-name="P31"/>
            <text:p text:style-name="P31">real<text:tab/>0m4.425s</text:p>
            <text:p text:style-name="P31">user<text:tab/>0m0.184s</text:p>
            <text:p text:style-name="P31">sys<text:tab/>0m0.596s</text:p>
            <text:p text:style-name="Table_20_Contents">-<text:span text:style-name="T9">Ejecutando en segundo plano:</text:span></text:p>
            <text:p text:style-name="P31">josele@josele:~/Escritorio/Archivos para ejecutar UML$ time ./script3.2 10000 &amp;</text:p>
            <text:p text:style-name="P31">[1] 22657</text:p>
            <text:p text:style-name="P31">josele@josele:~/Escritorio/Archivos para ejecutar UML$ El valor de la variable es: <text:s/>10000</text:p>
            <text:p text:style-name="P31">El valor de la expresion aritmetica es: <text:s/>999</text:p>
            <text:p text:style-name="P31"/>
            <text:p text:style-name="P31">real<text:tab/>0m4.394s</text:p>
            <text:p text:style-name="P31">user<text:tab/>0m0.220s</text:p>
            <text:p text:style-name="P31">sys<text:tab/>0m0.560s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a)%irq = <text:s/>0,01 </text:p>
            <text:p text:style-name="P9">b)%soft = 0,00</text:p>
            <text:p text:style-name="P9">josele@josele:/$ mpstat</text:p>
            <text:p text:style-name="P9">Linux 4.4.0-42-generic (josele) <text:tab/>21/10/16 <text:tab/>_x86_64_<text:tab/>(4 CPU)</text:p>
            <text:p text:style-name="P9"/>
            <text:p text:style-name="P9">13:52:12 <text:s text:c="4"/>CPU <text:s text:c="3"/>%usr <text:s text:c="2"/>%nice <text:s text:c="3"/>%sys %iowait <text:s text:c="3"/>%irq <text:s text:c="2"/>%soft <text:s/>%steal <text:s/>%guest <text:s/>%gnice <text:s text:c="2"/>%idle</text:p>
            <text:p text:style-name="P9">13:52:12 <text:s text:c="4"/>all <text:s text:c="3"/>0,83 <text:s text:c="3"/>0,13 <text:s text:c="3"/>0,54 <text:s text:c="3"/>6,38 <text:s text:c="3"/>0,00 <text:s text:c="3"/>0,01 <text:s text:c="3"/>0,00 <text:s text:c="3"/>0,00 <text:s text:c="3"/>0,00 <text:s text:c="2"/>92,10</text:p>
            <text:p text:style-name="P10"/>
            <text:p text:style-name="P9"><text:soft-page-break/>c)Línea de KiB Swap: Libre (3998716) y ocupado (0)</text:p>
            <text:p text:style-name="P9">josele@josele:/$ top</text:p>
            <text:p text:style-name="P9">top - 13:55:03 up 11 min, <text:s/>1 user, <text:s/>load average: 0,00, 0,12, 0,13</text:p>
            <text:p text:style-name="P9">Tareas: 210 total, <text:s text:c="2"/>1 ejecutar, <text:s/>209 hibernar, <text:s text:c="3"/>0 detener, <text:s text:c="3"/>0 zombie</text:p>
            <text:p text:style-name="P9">%Cpu(s): <text:s/>0,6 usuario, <text:s/>0,2 sist, <text:s/>0,0 adecuado, 95,1 inact, <text:s/>4,1 en espera, <text:s/>0,</text:p>
            <text:p text:style-name="P9">KiB Mem : <text:s/>8112140 total, <text:s/>6686860 free, <text:s text:c="2"/>683220 used, <text:s text:c="2"/>742060 buff/cache</text:p>
            <text:p text:style-name="P9">KiB Swap: <text:s/>3998716 total, <text:s/>3998716 free, <text:s text:c="7"/>0 used. <text:s/>7138024 avail Mem </text:p>
          </table:table-cell>
        </table:table-row>
      </table:table>
      <text:p text:style-name="Standard"/>
      <text:p text:style-name="Standard">Mi solución a la <text:span text:style-name="T2">actividad 3.6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1">Este guión ejecutado con la siguiente orden para que se revise periodicamente cada segundo, puedo imprimir en un documento de texto la siguiente salida:</text:p>
            <text:p text:style-name="P11">-<text:span text:style-name="T4">SCRIPT:</text:span></text:p>
            <text:p text:style-name="P12">#!/bin/bash</text:p>
            <text:p text:style-name="P12">vmstat &gt;&gt; actSyst.txt</text:p>
            <text:p text:style-name="P12">n_procss=`cat "actSyst.txt"|tail -1|tr -s " " " "|cut -d " " -f2`</text:p>
            <text:p text:style-name="P12">n_procss_swap=`cat "actSyst.txt"|tail -1|tr -s " " " "|cut -d " " -f17`</text:p>
            <text:p text:style-name="P12">mas_swap=`cat "actSyst.txt"|tail -1|tr -s " " " "|cut -d " " -f9`</text:p>
            <text:p text:style-name="P12">mem_libre=`cat "actSyst.txt"|tail -1|tr -s " " " "|cut -d " " -f5`</text:p>
            <text:p text:style-name="P12">echo "En cola de ejecución hay " $n_procss " procesos"</text:p>
            <text:p text:style-name="P12">echo "En el área de intercambio hay " $n_procss_swap " procesos ejecutándose"</text:p>
            <text:p text:style-name="P12">if [ $mas_swap -eq 0 ]</text:p>
            <text:p text:style-name="P12">then</text:p>
            <text:p text:style-name="P12">echo "No hay mas procesos pasandose al area de la memoria de intercambio"</text:p>
            <text:p text:style-name="P12">else</text:p>
            <text:p text:style-name="P12">echo "Hay" $mas_swap "pocesos que van a la memoria de intercambio"</text:p>
            <text:p text:style-name="P12">fi</text:p>
            <text:p text:style-name="P12">echo "Memoria libre: " $mem_libre "KB"</text:p>
            <text:p text:style-name="P11">-<text:span text:style-name="T4">ORDEN:</text:span></text:p>
            <text:p text:style-name="P12">josele@josele:~/Escritorio/Archivos para ejecutar UML$ ./script3.6</text:p>
            <text:p text:style-name="P12">-SALIDA:</text:p>
            <text:p text:style-name="P12"><text:s/>En cola de ejecución hay <text:s/>0 <text:s/>procesos</text:p>
            <text:p text:style-name="P12"><text:soft-page-break/>En el área de intercambio hay <text:s/>2 <text:s/>procesos ejecutándose</text:p>
            <text:p text:style-name="P12">No hay mas procesos pasandose al area de la memoria de intercambio</text:p>
            <text:p text:style-name="P12">Memoria libre: <text:s/>6538176 KB</text:p>
            <text:p text:style-name="P12">-ORDEN:(por segundo)</text:p>
            <text:p text:style-name="P12">josele@josele:~/Escritorio/Archivos para ejecutar UML$ watch -n 1 ./script3.6</text:p>
            <text:p text:style-name="P12">-SALIDA .txt: (por segundo)</text:p>
            <text:p text:style-name="P12">procs -----------memory---------- ---swap-- -----io---- -system-- ------cpu-----</text:p>
            <text:p text:style-name="P12"><text:s/>r <text:s/>b <text:s text:c="2"/>swpd <text:s/>libre búfer caché <text:s text:c="2"/>si <text:s text:c="2"/>so <text:s text:c="3"/>bi <text:s text:c="3"/>bo <text:s text:c="2"/>in <text:s text:c="2"/>cs us sy id wa st</text:p>
            <text:p text:style-name="P12"><text:s/>1 <text:s/>0 <text:s text:c="5"/>0 6552068 <text:s/>44740 719784 <text:s text:c="3"/>0 <text:s text:c="3"/>0 <text:s text:c="3"/>90 <text:s text:c="3"/>12 <text:s text:c="2"/>66 <text:s/>165 <text:s/>1 <text:s/>0 97 <text:s/>2 <text:s/>0</text:p>
            <text:p text:style-name="P12">procs -----------memory---------- ---swap-- -----io---- -system-- ------cpu-----</text:p>
            <text:p text:style-name="P12"><text:s/>r <text:s/>b <text:s text:c="2"/>swpd <text:s/>libre búfer caché <text:s text:c="2"/>si <text:s text:c="2"/>so <text:s text:c="3"/>bi <text:s text:c="3"/>bo <text:s text:c="2"/>in <text:s text:c="2"/>cs us sy id wa st</text:p>
            <text:p text:style-name="P12"><text:s/>1 <text:s/>0 <text:s text:c="5"/>0 6551820 <text:s/>44748 719796 <text:s text:c="3"/>0 <text:s text:c="3"/>0 <text:s text:c="3"/>90 <text:s text:c="3"/>12 <text:s text:c="2"/>66 <text:s/>165 <text:s/>1 <text:s/>0 97 <text:s/>2 <text:s/>0</text:p>
            <text:p text:style-name="P12">procs -----------memory---------- ---swap-- -----io---- -system-- ------cpu-----</text:p>
            <text:p text:style-name="P12"><text:s/>r <text:s/>b <text:s text:c="2"/>swpd <text:s/>libre búfer caché <text:s text:c="2"/>si <text:s text:c="2"/>so <text:s text:c="3"/>bi <text:s text:c="3"/>bo <text:s text:c="2"/>in <text:s text:c="2"/>cs us sy id wa st</text:p>
            <text:p text:style-name="P12"><text:s/>0 <text:s/>0 <text:s text:c="5"/>0 6551880 <text:s/>44748 719740 <text:s text:c="3"/>0 <text:s text:c="3"/>0 <text:s text:c="3"/>90 <text:s text:c="3"/>12 <text:s text:c="2"/>66 <text:s/>164 <text:s/>1 <text:s/>0 97 <text:s/>2 <text:s/>0</text:p>
            <text:p text:style-name="P12">procs -----------memory---------- ---swap-- -----io---- -system-- ------cpu-----</text:p>
            <text:p text:style-name="P12"><text:s/>r <text:s/>b <text:s text:c="2"/>swpd <text:s/>libre búfer caché <text:s text:c="2"/>si <text:s text:c="2"/>so <text:s text:c="3"/>bi <text:s text:c="3"/>bo <text:s text:c="2"/>in <text:s text:c="2"/>cs us sy id wa st</text:p>
            <text:p text:style-name="P12"><text:s/>1 <text:s/>0 <text:s text:c="5"/>0 6552440 <text:s/>44756 719728 <text:s text:c="3"/>0 <text:s text:c="3"/>0 <text:s text:c="3"/>90 <text:s text:c="3"/>12 <text:s text:c="2"/>66 <text:s/>164 <text:s/>1 <text:s/>0 97 <text:s/>2 <text:s/>0</text:p>
            <text:p text:style-name="P12">procs -----------memory---------- ---swap-- -----io---- -system-- ------cpu-----</text:p>
            <text:p text:style-name="P12"><text:s/>r <text:s/>b <text:s text:c="2"/>swpd <text:s/>libre búfer caché <text:s text:c="2"/>si <text:s text:c="2"/>so <text:s text:c="3"/>bi <text:s text:c="3"/>bo <text:s text:c="2"/>in <text:s text:c="2"/>cs us sy id wa st</text:p>
            <text:p text:style-name="P12"><text:s/>0 <text:s/>0 <text:s text:c="5"/>0 6552300 <text:s/>44756 719740 <text:s text:c="3"/>0 <text:s text:c="3"/>0 <text:s text:c="3"/>89 <text:s text:c="3"/>12 <text:s text:c="2"/>66 <text:s/>164 <text:s/>1 <text:s/>0 97 <text:s/>2 <text:s/>0</text:p>
            <text:p text:style-name="P12">procs -----------memory---------- ---swap-- -----io---- -system-- ------cpu-----</text:p>
            <text:p text:style-name="P12"><text:s/>r <text:s/>b <text:s text:c="2"/>swpd <text:s/>libre búfer caché <text:s text:c="2"/>si <text:s text:c="2"/>so <text:s text:c="3"/>bi <text:s text:c="3"/>bo <text:s text:c="2"/>in <text:s text:c="2"/>cs us sy id wa st</text:p>
            <text:p text:style-name="P12"><text:s/>0 <text:s/>0 <text:s text:c="5"/>0 6551836 <text:s/>44764 719740 <text:s text:c="3"/>0 <text:s text:c="3"/>0 <text:s text:c="3"/>89 <text:s text:c="3"/>12 <text:s text:c="2"/>66 <text:s/>164 <text:s/>1 <text:s/>0 97 <text:s/>2 <text:s/>0</text:p>
            <text:p text:style-name="P12">procs -----------memory---------- ---swap-- -----io---- -system-- ------cpu-----</text:p>
            <text:p text:style-name="P12"><text:s/>r <text:s/>b <text:s text:c="2"/>swpd <text:s/>libre búfer caché <text:s text:c="2"/>si <text:s text:c="2"/>so <text:s text:c="3"/>bi <text:s text:c="3"/>bo <text:s text:c="2"/>in <text:s text:c="2"/>cs us sy id wa st</text:p>
            <text:p text:style-name="P12"><text:s/>0 <text:s/>0 <text:s text:c="5"/>0 6539856 <text:s/>45008 719988 <text:s text:c="3"/>0 <text:s text:c="3"/>0 <text:s text:c="3"/>87 <text:s text:c="3"/>12 <text:s text:c="2"/>66 <text:s/>166 <text:s/>1 <text:s/>0 97 <text:s/>2 <text:s/>0</text:p>
            <text:p text:style-name="P12">procs -----------memory---------- ---swap-- -----io---- -system-- ------cpu-----</text:p>
            <text:p text:style-name="P12"><text:s/>r <text:s/>b <text:s text:c="2"/>swpd <text:s/>libre búfer caché <text:s text:c="2"/>si <text:s text:c="2"/>so <text:s text:c="3"/>bi <text:s text:c="3"/>bo <text:s text:c="2"/>in <text:s text:c="2"/>cs us sy id wa st</text:p>
            <text:p text:style-name="P12"><text:s/>0 <text:s/>1 <text:s text:c="5"/>0 6539624 <text:s/>45016 719976 <text:s text:c="3"/>0 <text:s text:c="3"/>0 <text:s text:c="3"/>87 <text:s text:c="3"/>12 <text:s text:c="2"/>66 <text:s/>165 <text:s/>1 <text:s/>0 97 <text:s/>2 <text:s/>0</text:p>
          </table:table-cell>
        </table:table-row>
      </table:table>
      <text:p text:style-name="Standard"/>
      <text:p text:style-name="Standard"><text:soft-page-break/>Mi solución a la <text:span text:style-name="T2">actividad 3.8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"><text:span text:style-name="T5">a)access time: (</text:span>El tiempo de acceso muestra la última vez que se accedió a los datos de un archivo - leído por uno de los procesos Unix directamente o a través de comandos y scripts<text:span text:style-name="T5">)</text:span></text:p>
            <text:p text:style-name="P16">josele@josele:/$ ls -ltu $home</text:p>
            <text:p text:style-name="P16">total 100</text:p>
            <text:p text:style-name="P16">drwxrwxrwt <text:s/>12 root root <text:s/>4096 oct 22 10:32 tmp</text:p>
            <text:p text:style-name="P16">drwxr-xr-x <text:s text:c="2"/>3 root root <text:s/>4096 oct 22 10:19 boot</text:p>
            <text:p text:style-name="P16">lrwxrwxrwx <text:s text:c="2"/>1 root root <text:s text:c="3"/>32 oct 22 10:19 initrd.img -&gt; boot/initrd.img-4.4.0-45-generic</text:p>
            <text:p text:style-name="P16">lrwxrwxrwx <text:s text:c="2"/>1 root root <text:s text:c="3"/>32 oct 22 10:19 initrd.img.old -&gt; boot/initrd.img-4.4.0-42-generic</text:p>
            <text:p text:style-name="P16">lrwxrwxrwx <text:s text:c="2"/>1 root root <text:s text:c="3"/>29 oct 22 10:19 vmlinuz.old -&gt; boot/vmlinuz-4.4.0-42-generic</text:p>
            <text:p text:style-name="P16">lrwxrwxrwx <text:s text:c="2"/>1 root root <text:s text:c="3"/>29 oct 22 10:19 vmlinuz -&gt; boot/vmlinuz-4.4.0-45-generic</text:p>
            <text:p text:style-name="P16">drwxr-xr-x 135 root root 12288 oct 22 10:19 etc</text:p>
            <text:p text:style-name="P16">drwxr-xr-x <text:s/>19 root root <text:s/>4520 oct 22 10:18 dev</text:p>
            <text:p text:style-name="P16">drwxr-xr-x <text:s/>27 root root <text:s text:c="2"/>920 oct 22 10:17 run</text:p>
            <text:p text:style-name="P16">dr-xr-xr-x <text:s/>13 root root <text:s text:c="4"/>0 oct 22 10:17 sys</text:p>
            <text:p text:style-name="P16">dr-xr-xr-x 228 root root <text:s text:c="4"/>0 oct 22 10:17 proc</text:p>
            <text:p text:style-name="P16">drwxr-xr-x <text:s/>11 root root <text:s/>4096 oct 21 14:00 usr</text:p>
            <text:p text:style-name="P16">drwxrwxr-x <text:s text:c="2"/>2 root root <text:s/>4096 oct 21 13:28 cdrom</text:p>
            <text:p text:style-name="P16">drwxr-xr-x <text:s/>22 root root <text:s/>4096 oct 21 13:28 lib</text:p>
            <text:p text:style-name="P16">drwxr-xr-x <text:s text:c="2"/>2 root root <text:s/>4096 oct 21 13:28 opt</text:p>
            <text:p text:style-name="P16">drwxr-xr-x <text:s/>14 root root <text:s/>4096 oct 21 13:28 var</text:p>
            <text:p text:style-name="P16">drwxr-xr-x <text:s text:c="2"/>2 root root <text:s/>4096 oct 21 13:28 bin</text:p>
            <text:p text:style-name="P16">drwxr-xr-x <text:s text:c="2"/>3 root root <text:s/>4096 oct 21 13:28 home</text:p>
            <text:p text:style-name="P16">drwxr-xr-x <text:s text:c="2"/>2 root root <text:s/>4096 oct 21 13:28 lib64</text:p>
            <text:p text:style-name="P16">drwxr-xr-x <text:s text:c="2"/>2 root root <text:s/>4096 oct 21 13:28 mnt</text:p>
            <text:p text:style-name="P16">drwxr-xr-x <text:s text:c="2"/>2 root root 12288 oct 21 13:28 sbin</text:p>
            <text:p text:style-name="P16">drwxr-xr-x <text:s text:c="2"/>2 root root <text:s/>4096 oct 21 13:28 snap</text:p>
            <text:p text:style-name="P16">drwxrwxrwx <text:s text:c="2"/>4 root root <text:s/>4096 oct 21 13:28 root</text:p>
            <text:p text:style-name="P16">drwxr-xr-x <text:s text:c="2"/>2 root root <text:s/>4096 oct 21 13:28 srv</text:p>
            <text:p text:style-name="P16">drwxr-xr-x <text:s text:c="2"/>3 root root <text:s/>4096 oct 21 13:28 media</text:p>
            <text:p text:style-name="P16">drwx------ <text:s text:c="2"/>2 root root 16384 oct <text:s/>6 21:40 lost+found</text:p>
            <text:p text:style-name="P16"><text:soft-page-break/></text:p>
            <text:p text:style-name="P19"><text:span text:style-name="T5">b)ctime:(</text:span>también cambia cuando cambia la propiedad o permisos de acceso de archivo <text:span text:style-name="T5">o directorio</text:span>)</text:p>
            <text:p text:style-name="P16">josele@josele:/$ ls -ltc $home</text:p>
            <text:p text:style-name="P16">total 100</text:p>
            <text:p text:style-name="P16">dr-xr-xr-x <text:s/>13 root root <text:s text:c="4"/>0 oct 22 11:00 sys</text:p>
            <text:p text:style-name="P16">drwxrwxrwt <text:s/>12 root root <text:s/>4096 oct 22 10:55 tmp</text:p>
            <text:p text:style-name="P16">drwxr-xr-x <text:s/>27 root root <text:s text:c="2"/>920 oct 22 10:25 run</text:p>
            <text:p text:style-name="P16">drwxr-xr-x 135 root root 12288 oct 22 10:19 etc</text:p>
            <text:p text:style-name="P16">drwxr-xr-x <text:s text:c="2"/>3 root root <text:s/>4096 oct 22 10:19 boot</text:p>
            <text:p text:style-name="P16">lrwxrwxrwx <text:s text:c="2"/>1 root root <text:s text:c="3"/>29 oct 22 10:19 vmlinuz -&gt; boot/vmlinuz-4.4.0-45-generic</text:p>
            <text:p text:style-name="P16">lrwxrwxrwx <text:s text:c="2"/>1 root root <text:s text:c="3"/>29 oct 22 10:19 vmlinuz.old -&gt; boot/vmlinuz-4.4.0-42-generic</text:p>
            <text:p text:style-name="P16">lrwxrwxrwx <text:s text:c="2"/>1 root root <text:s text:c="3"/>32 oct 22 10:19 initrd.img -&gt; boot/initrd.img-4.4.0-45-generic</text:p>
            <text:p text:style-name="P16">lrwxrwxrwx <text:s text:c="2"/>1 root root <text:s text:c="3"/>32 oct 22 10:19 initrd.img.old -&gt; boot/initrd.img-4.4.0-42-generic</text:p>
            <text:p text:style-name="P16">drwxr-xr-x <text:s/>19 root root <text:s/>4520 oct 22 10:17 dev</text:p>
            <text:p text:style-name="P16">dr-xr-xr-x 228 root root <text:s text:c="4"/>0 oct 22 10:17 proc</text:p>
            <text:p text:style-name="P16">drwxrwxrwx <text:s text:c="2"/>4 root root <text:s/>4096 oct <text:s/>9 14:27 root</text:p>
            <text:p text:style-name="P16">drwxr-xr-x <text:s text:c="2"/>2 root root <text:s/>4096 oct <text:s/>8 11:12 bin</text:p>
            <text:p text:style-name="P16">drwxr-xr-x <text:s text:c="2"/>2 root root 12288 oct <text:s/>8 11:12 sbin</text:p>
            <text:p text:style-name="P16">drwxr-xr-x <text:s text:c="2"/>3 root root <text:s/>4096 oct <text:s/>6 21:59 media</text:p>
            <text:p text:style-name="P16">drwxr-xr-x <text:s/>22 root root <text:s/>4096 oct <text:s/>6 21:52 lib</text:p>
            <text:p text:style-name="P16">drwxr-xr-x <text:s text:c="2"/>3 root root <text:s/>4096 oct <text:s/>6 21:48 home</text:p>
            <text:p text:style-name="P16">drwxrwxr-x <text:s text:c="2"/>2 root root <text:s/>4096 oct <text:s/>6 21:48 cdrom</text:p>
            <text:p text:style-name="P16">drwxr-xr-x <text:s/>11 root root <text:s/>4096 oct <text:s/>6 21:41 usr</text:p>
            <text:p text:style-name="P16">drwxr-xr-x <text:s/>14 root root <text:s/>4096 oct <text:s/>6 21:41 var</text:p>
            <text:p text:style-name="P16">drwxr-xr-x <text:s text:c="2"/>2 root root <text:s/>4096 oct <text:s/>6 21:41 srv</text:p>
            <text:p text:style-name="P16">drwxr-xr-x <text:s text:c="2"/>2 root root <text:s/>4096 oct <text:s/>6 21:41 snap</text:p>
            <text:p text:style-name="P16">drwxr-xr-x <text:s text:c="2"/>2 root root <text:s/>4096 oct <text:s/>6 21:41 opt</text:p>
            <text:p text:style-name="P16">drwxr-xr-x <text:s text:c="2"/>2 root root <text:s/>4096 oct <text:s/>6 21:41 mnt</text:p>
            <text:p text:style-name="P16">drwxr-xr-x <text:s text:c="2"/>2 root root <text:s/>4096 oct <text:s/>6 21:41 lib64</text:p>
            <text:p text:style-name="P16">drwx------ <text:s text:c="2"/>2 root root 16384 oct <text:s/>6 21:40 lost+found</text:p>
            <text:p text:style-name="Table_20_Contents"><text:soft-page-break/></text:p>
            <text:p text:style-name="Table_20_Contents"/>
            <text:p text:style-name="Table_20_Contents"/>
          </table:table-cell>
        </table:table-row>
      </table:table>
      <text:p text:style-name="P5"/>
      <text:p text:style-name="P5"/>
      <text:p text:style-name="Standard">Mi solución a la <text:span text:style-name="T2">actividad 3.9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7">(esto es en mi sistema ya que no me dio tiempo a realizarlo en las aulas del laboratorio)</text:p>
            <text:p text:style-name="P21">1)</text:p>
            <text:p text:style-name="P18">Expresado en bloques: <text:span text:style-name="T6">3611040</text:span></text:p>
            <text:p text:style-name="P17">josele@josele:/$ du /usr</text:p>
            <text:p text:style-name="P17">…</text:p>
            <text:p text:style-name="P17">…</text:p>
            <text:p text:style-name="P17">…</text:p>
            <text:p text:style-name="P20">76<text:tab/>/usr/include/mit-krb5/gssapi</text:p>
            <text:p text:style-name="P20">36<text:tab/>/usr/include/mit-krb5/kadm5</text:p>
            <text:p text:style-name="P20">116<text:tab/>/usr/include/mit-krb5/gssrpc</text:p>
            <text:p text:style-name="P20">412<text:tab/>/usr/include/mit-krb5/krb5</text:p>
            <text:p text:style-name="P20">724<text:tab/>/usr/include/mit-krb5</text:p>
            <text:p text:style-name="P20">32944<text:tab/>/usr/include</text:p>
            <text:p text:style-name="P20">664<text:tab/>/usr/games</text:p>
            <text:p text:style-name="P20">12<text:tab/>/usr/locale/da/LC_MESSAGES</text:p>
            <text:p text:style-name="P20">16<text:tab/>/usr/locale/da</text:p>
            <text:p text:style-name="P20">20<text:tab/>/usr/locale</text:p>
            <text:p text:style-name="P20">3611040<text:tab/>/usr</text:p>
            <text:p text:style-name="Table_20_Contents"/>
            <text:p text:style-name="P20">Expresado en “human readable format”: 3,5G</text:p>
            <text:p text:style-name="P20">josele@josele:/$ du -h /usr</text:p>
            <text:p text:style-name="P20">…</text:p>
            <text:p text:style-name="P20">…</text:p>
            <text:p text:style-name="P20">...</text:p>
            <text:p text:style-name="P20">76K<text:tab/>/usr/include/mit-krb5/gssapi</text:p>
            <text:p text:style-name="P20"><text:soft-page-break/>36K<text:tab/>/usr/include/mit-krb5/kadm5</text:p>
            <text:p text:style-name="P20">116K<text:tab/>/usr/include/mit-krb5/gssrpc</text:p>
            <text:p text:style-name="P20">412K<text:tab/>/usr/include/mit-krb5/krb5</text:p>
            <text:p text:style-name="P20">724K<text:tab/>/usr/include/mit-krb5</text:p>
            <text:p text:style-name="P20">33M<text:tab/>/usr/include</text:p>
            <text:p text:style-name="P20">664K<text:tab/>/usr/games</text:p>
            <text:p text:style-name="P20">12K<text:tab/>/usr/locale/da/LC_MESSAGES</text:p>
            <text:p text:style-name="P20">16K<text:tab/>/usr/locale/da</text:p>
            <text:p text:style-name="P20">20K<text:tab/>/usr/locale</text:p>
            <text:p text:style-name="P20">3,5G<text:tab/>/usr</text:p>
            <text:p text:style-name="Table_20_Contents"/>
            <text:p text:style-name="Table_20_Contents"/>
            <text:p text:style-name="P21">2)en uso: 311364 </text:p>
            <text:p text:style-name="P21">se podrian crear como máximo: <text:s/>5840828 archivos, ya que estos son los inodos libres</text:p>
            <text:p text:style-name="P21">josele@josele:/$ df -i /</text:p>
            <text:p text:style-name="P21">S.ficheros <text:s text:c="4"/>Nodos-i NUsados NLibres NUso% Montado en</text:p>
            <text:p text:style-name="P21">/dev/sdb3 <text:s text:c="5"/>6152192 <text:s/>311364 5840828 <text:s text:c="3"/>6% /</text:p>
            <text:p text:style-name="Table_20_Contents"/>
            <text:p text:style-name="P24">3)-<text:span text:style-name="T8">CONCLUSIÓN: Según lo comprobado, lógicamente el directorio que mas ocupa es /usr dado que es donde están incluidos una gran cantidad de programas. Y el que menos ocupa es /bin ya que únicamente contiene archivos ejecutables.</text:span></text:p>
            <text:p text:style-name="P21">-Tamaño del directorio /etc: 15M</text:p>
            <text:p text:style-name="P21">josele@josele:/$ du -h /etc</text:p>
            <text:p text:style-name="P21">…</text:p>
            <text:p text:style-name="P21">…</text:p>
            <text:p text:style-name="P21">4,0K<text:tab/>/etc/cups/ssl</text:p>
            <text:p text:style-name="P21">64K<text:tab/>/etc/cups</text:p>
            <text:p text:style-name="P21">4,0K<text:tab/>/etc/libpaper.d</text:p>
            <text:p text:style-name="P21">15M<text:tab/>/etc</text:p>
            <text:p text:style-name="P21">-Tamaño del directorio /var: 602M</text:p>
            <text:p text:style-name="P21">josele@josele:/$ du -h /var</text:p>
            <text:p text:style-name="P21">…</text:p>
            <text:p text:style-name="P21"><text:soft-page-break/>…</text:p>
            <text:p text:style-name="P21">8,0K<text:tab/>/var/lib/apt/mirrors</text:p>
            <text:p text:style-name="P21">159M<text:tab/>/var/lib/apt</text:p>
            <text:p text:style-name="P21">24K<text:tab/>/var/lib/alsa</text:p>
            <text:p text:style-name="P21">263M<text:tab/>/var/lib</text:p>
            <text:p text:style-name="P21">4,0K<text:tab/>/var/crash</text:p>
            <text:p text:style-name="P21">4,0K<text:tab/>/var/mail</text:p>
            <text:p text:style-name="P21">602M<text:tab/>/var</text:p>
          </table:table-cell>
        </table:table-row>
      </table:table>
      <text:p text:style-name="P5"/>
      <text:p text:style-name="Standard"/>
      <text:p text:style-name="Standard">Mi solución a la <text:span text:style-name="T2">actividad 3.10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-<text:span text:style-name="T7">Tamaño del directorio /bin: 13M</text:span></text:p>
            <text:p text:style-name="P22">josele@josele:/$ du -h /<text:span text:style-name="T7">bin</text:span></text:p>
            <text:p text:style-name="P25">13M<text:tab/>/bin</text:p>
            <text:p text:style-name="P22">-<text:span text:style-name="T7">Tamaño del directorio /usr: 3,5G</text:span></text:p>
            <text:p text:style-name="P22">josele@josele:/$ du -h /<text:span text:style-name="T7">usr</text:span></text:p>
            <text:p text:style-name="P22">…</text:p>
            <text:p text:style-name="P22">...</text:p>
            <text:p text:style-name="P25">33M<text:tab/>/usr/include</text:p>
            <text:p text:style-name="P25">664K<text:tab/>/usr/games</text:p>
            <text:p text:style-name="P25">12K<text:tab/>/usr/locale/da/LC_MESSAGES</text:p>
            <text:p text:style-name="P25">16K<text:tab/>/usr/locale/da</text:p>
            <text:p text:style-name="P25">20K<text:tab/>/usr/locale</text:p>
            <text:p text:style-name="P25">3,5G<text:tab/>/usr</text:p>
            <text:p text:style-name="Table_20_Contents">-<text:span text:style-name="T8">Tamaño del directorio /lib: 1004M</text:span></text:p>
            <text:p text:style-name="P23">josele@josele:/$ du -h /<text:span text:style-name="T8">lib</text:span></text:p>
            <text:p text:style-name="P23">…</text:p>
            <text:p text:style-name="P23">…</text:p>
            <text:p text:style-name="P26">2,7M<text:tab/>/lib/modules/4.4.0-42-generic/kernel/arch</text:p>
            <text:p text:style-name="P26">203M<text:tab/>/lib/modules/4.4.0-42-generic/kernel</text:p>
            <text:p text:style-name="P26">4,0K<text:tab/>/lib/modules/4.4.0-42-generic/initrd</text:p>
            <text:p text:style-name="P26"><text:soft-page-break/>208M<text:tab/>/lib/modules/4.4.0-42-generic</text:p>
            <text:p text:style-name="P26">830M<text:tab/>/lib/modules</text:p>
            <text:p text:style-name="P26">1004M<text:tab/>/lib</text:p>
            <text:p text:style-name="P26"/>
            <text:p text:style-name="P27">4) 3854336 bloques de tamaño 4 KB contiene el directorio /etc</text:p>
            <text:p text:style-name="P27">josele@josele:/$ du -B 4 /etc</text:p>
            <text:p text:style-name="P27">…</text:p>
            <text:p text:style-name="P27">...</text:p>
            <text:p text:style-name="P27">1024<text:tab/>/etc/cups/ssl</text:p>
            <text:p text:style-name="P27">16384<text:tab/>/etc/cups</text:p>
            <text:p text:style-name="P27">1024<text:tab/>/etc/libpaper.d</text:p>
            <text:p text:style-name="P27">3854336<text:tab/>/etc</text:p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>Mi solución a la <text:span text:style-name="T2">actividad 3.12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8">[root@localhost ~]# mknod dispositivo_bloques b 30 15</text:p>
            <text:p text:style-name="P28">[root@localhost ~]# mknod dispositivo_caracteres c 30 15</text:p>
            <text:p text:style-name="P28">[root@localhost ~]# ls -li</text:p>
            <text:p text:style-name="P28">total 0</text:p>
            <text:p text:style-name="P28">14175 brw-r--r-- 1 root root 30, 15 Oct 22 05:40 dispositivo_bloques</text:p>
            <text:p text:style-name="P28">14238 crw-r--r-- 1 root root 30, 15 Oct 22 05:41 dispositivo_caracteres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8</meta:editing-cycles>
    <meta:creation-date>2011-10-05T09:46:35.67</meta:creation-date>
    <meta:editing-duration>PT22H10M23S</meta:editing-duration>
    <meta:generator>LibreOffice/5.1.4.2$Linux_X86_64 LibreOffice_project/10m0$Build-2</meta:generator>
    <dc:date>2016-10-22T12:05:11.638301538</dc:date>
    <meta:print-date>2011-10-06T10:39:21.37</meta:print-date>
    <meta:document-statistic meta:table-count="14" meta:image-count="1" meta:object-count="0" meta:page-count="12" meta:paragraph-count="303" meta:word-count="2225" meta:character-count="13862" meta:non-whitespace-character-count="10704"/>
    <meta:user-defined meta:name="Información 1"/>
    <meta:user-defined meta:name="Información 2"/>
    <meta:user-defined meta:name="Información 3"/>
    <meta:user-defined meta:name="Información 4"/>
  </office:meta>
</office:document-meta>
</file>